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40000012F67A9570529250C32.png" manifest:media-type="image/png"/>
  <manifest:file-entry manifest:full-path="Pictures/100000010000031C000000FF6F7C7B4045325B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0104d7" officeooo:paragraph-rsid="000104d7" style:font-size-asian="28pt" style:font-weight-asian="bold" style:font-size-complex="32pt" style:font-weight-complex="bold"/>
    </style:style>
    <style:style style:name="P2" style:family="paragraph" style:parent-style-name="Standard">
      <style:text-properties fo:font-size="14pt" fo:font-weight="bold" officeooo:rsid="000104d7" officeooo:paragraph-rsid="000104d7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9"/>ASSIGNMENT – 15</text:p>
      <text:p text:style-name="P2">Question 1:</text:p>
      <text:p text:style-name="P2"><draw:frame draw:style-name="fr1" draw:name="Image1" text:anchor-type="char" svg:width="17cm" svg:height="5.445cm" draw:z-index="0"><draw:image xlink:href="Pictures/100000010000031C000000FF6F7C7B4045325B94.png" xlink:type="simple" xlink:show="embed" xlink:actuate="onLoad" draw:mime-type="image/png"/></draw:frame><text:s text:c="2"/></text:p>
      <text:p text:style-name="P2">Question 2:</text:p>
      <text:p text:style-name="P2"/>
      <text:p text:style-name="P2"><draw:frame draw:style-name="fr1" draw:name="Image2" text:anchor-type="char" svg:width="17cm" svg:height="3.567cm" draw:z-index="1"><draw:image xlink:href="Pictures/10000001000005A40000012F67A9570529250C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3:38:13.957908275</meta:creation-date>
    <dc:date>2024-03-15T23:40:04.595403702</dc:date>
    <meta:editing-duration>PT1M51S</meta:editing-duration>
    <meta:editing-cycles>1</meta:editing-cycles>
    <meta:document-statistic meta:table-count="0" meta:image-count="2" meta:object-count="0" meta:page-count="1" meta:paragraph-count="4" meta:word-count="6" meta:character-count="48" meta:non-whitespace-character-count="33"/>
    <meta:generator>LibreOffice/7.3.5.2$Linux_X86_64 LibreOffice_project/30$Build-2</meta:generator>
  </office:meta>
</office:document-meta>
</file>